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6_h" table:style-name="ta1">
        <table:shapes>
          <draw:frame draw:z-index="0" draw:style-name="gr1" draw:text-style-name="P1" svg:width="9.5425in" svg:height="5.3673in" svg:x="1.6in" svg:y="0.0394in">
            <draw:object draw:notify-on-update-of-ranges="zad6_h.A2:zad6_h.A7 zad6_h.B1:zad6_h.B1 zad6_h.B2:zad6_h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r telefonu</text:p>
          </table:table-cell>
          <table:table-cell office:value-type="string" calcext:value-type="string">
            <text:p>ilość połączeń</text:p>
          </table:table-cell>
          <table:table-cell/>
        </table:table-row>
        <table:table-row table:style-name="ro1">
          <table:table-cell office:value-type="float" office:value="770309737" calcext:value-type="float">
            <text:p>77030973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28257806" calcext:value-type="float">
            <text:p>72825780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27231153" calcext:value-type="float">
            <text:p>52723115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623337579" calcext:value-type="float">
            <text:p>62333757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04669045" calcext:value-type="float">
            <text:p>5046690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96946597" calcext:value-type="float">
            <text:p>696946597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23:16:13.279370549</dc:date>
    <meta:editing-duration>PT1M15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9cm" svg:height="13.634cm" xlink:href=".." xlink:type="simple" chart:class="chart:bar" chart:style-name="ch1">
        <chart:title svg:x="4.495cm" svg:y="0.408cm" chart:style-name="ch2">
          <text:p>Zestawienie numerów telefonów z których dzwoniony przynajmniej dwa razy</text:p>
        </chart:title>
        <chart:subtitle svg:x="10.607cm" svg:y="1.459cm" chart:style-name="ch3">
          <text:p>z ilością rozmów</text:p>
        </chart:subtitle>
        <chart:legend chart:legend-position="end" svg:x="21.288cm" svg:y="6.518cm" style:legend-expansion="high" chart:style-name="ch4"/>
        <chart:plot-area chart:style-name="ch5" table:cell-range-address="zad6_h.A1:zad6_h.B7" chart:data-source-has-labels="both" svg:x="1.495cm" svg:y="2.414cm" svg:width="19.309cm" svg:height="9.967cm">
          <chart:coordinate-region svg:x="2.116cm" svg:y="2.613cm" svg:width="18.688cm" svg:height="9.121cm"/>
          <chart:axis chart:dimension="x" chart:name="primary-x" chart:style-name="ch6" chartooo:axis-type="auto">
            <chartooo:date-scale/>
            <chart:title svg:x="9.98cm" svg:y="12.653cm" chart:style-name="ch7">
              <text:p>Numer telefonu</text:p>
            </chart:title>
            <chart:categories table:cell-range-address="zad6_h.A2:zad6_h.A7"/>
          </chart:axis>
          <chart:axis chart:dimension="y" chart:name="primary-y" chart:style-name="ch8">
            <chart:title svg:x="0.451cm" svg:y="8.486cm" chart:style-name="ch9">
              <text:p>Ilość połączeń</text:p>
            </chart:title>
            <chart:grid chart:style-name="ch10" chart:class="major"/>
          </chart:axis>
          <chart:series chart:style-name="ch11" chart:values-cell-range-address="zad6_h.B2:zad6_h.B7" chart:label-cell-address="zad6_h.B1:zad6_h.B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łączeń</text:p>
                <draw:g>
                  <svg:desc>zad6_h.B1:zad6_h.B1</svg:desc>
                </draw:g>
              </table:table-cell>
            </table:table-row>
          </table:table-header-rows>
          <table:table-rows>
            <table:table-row>
              <table:table-cell office:value-type="float" office:value="770309737">
                <text:p>770309737</text:p>
                <draw:g>
                  <svg:desc>zad6_h.A2:zad6_h.A7</svg:desc>
                </draw:g>
              </table:table-cell>
              <table:table-cell office:value-type="float" office:value="49">
                <text:p>49</text:p>
                <draw:g>
                  <svg:desc>zad6_h.B2:zad6_h.B7</svg:desc>
                </draw:g>
              </table:table-cell>
            </table:table-row>
            <table:table-row>
              <table:table-cell office:value-type="float" office:value="728257806">
                <text:p>7282578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27231153">
                <text:p>527231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3337579">
                <text:p>6233375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4669045">
                <text:p>5046690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6946597">
                <text:p>69694659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